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30DE35E0096121D9ECF.png" manifest:media-type="image/png"/>
  <manifest:file-entry manifest:full-path="Pictures/10000001000003C10000030D65A285E945F6AF93.png" manifest:media-type="image/png"/>
  <manifest:file-entry manifest:full-path="Pictures/10000001000003C10000030DF744C605A520E6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3.815cm" draw:z-index="0"><draw:image xlink:href="Pictures/10000001000003C10000030DF744C605A520E6B1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13.815cm" draw:z-index="1"><draw:image xlink:href="Pictures/10000001000003C10000030D65A285E945F6AF9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13.815cm" draw:z-index="2"><draw:image xlink:href="Pictures/10000001000003C10000030DE35E0096121D9E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20:51:10.109901944</meta:creation-date>
    <meta:generator>LibreOffice/7.3.7.2$Linux_X86_64 LibreOffice_project/30$Build-2</meta:generator>
    <dc:date>2023-10-12T20:59:29.029694903</dc:date>
    <meta:editing-duration>PT8M17S</meta:editing-duration>
    <meta:editing-cycles>4</meta:editing-cycles>
    <meta:document-statistic meta:table-count="0" meta:image-count="3" meta:object-count="0" meta:page-count="5" meta:paragraph-count="0" meta:word-count="0" meta:character-count="0" meta:non-whitespace-character-count="0"/>
  </office:meta>
</office:document-meta>
</file>